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6.14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213.33mm" svg:y="0mm">
            <draw:object draw:notify-on-update-of-ranges="Sheet1.B1:Sheet1.F1 Sheet1.B2:Sheet1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5.37mm" svg:y="91.33mm">
            <draw:object draw:notify-on-update-of-ranges="Sheet1.B4:Sheet1.F4 Sheet1.B5:Sheet1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5.15mm" svg:y="91.6mm">
            <draw:object draw:notify-on-update-of-ranges="Sheet1.B7:Sheet1.F7 Sheet1.B8:Sheet1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8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/>
          <table:table-cell table:style-name="ce1" office:value-type="float" office:value="8.54" calcext:value-type="float">
            <text:p>8,54</text:p>
          </table:table-cell>
          <table:table-cell table:style-name="ce1" office:value-type="float" office:value="4.26" calcext:value-type="float">
            <text:p>4,26</text:p>
          </table:table-cell>
          <table:table-cell table:style-name="ce1" office:value-type="float" office:value="2.946" calcext:value-type="float">
            <text:p>2,946</text:p>
          </table:table-cell>
          <table:table-cell table:style-name="ce1" office:value-type="float" office:value="2.15" calcext:value-type="float">
            <text:p>2,15</text:p>
          </table:table-cell>
          <table:table-cell table:style-name="ce1" office:value-type="float" office:value="1.155" calcext:value-type="float">
            <text:p>1,155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9885" calcext:value-type="float">
            <text:p>2,89885</text:p>
          </table:table-cell>
          <table:table-cell office:value-type="float" office:value="3.97" calcext:value-type="float">
            <text:p>3,97</text:p>
          </table:table-cell>
          <table:table-cell office:value-type="float" office:value="7.39" calcext:value-type="float">
            <text:p>7,39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0.72" calcext:value-type="float">
            <text:p>0,72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table:number-columns-repeated="58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.00.0000</text:date>, <text:time style:data-style-name="N2" text:time-value="20:16:55.7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Александр Ивакин</meta:initial-creator>
    <meta:creation-date>2015-06-05T18:17:20</meta:creation-date>
    <dc:date>2021-05-20T20:40:33.244000000</dc:date>
    <meta:generator>LibreOffice/6.3.0.4$Windows_x86 LibreOffice_project/057fc023c990d676a43019934386b85b21a9ee99</meta:generator>
    <meta:editing-duration>PT43M16S</meta:editing-duration>
    <meta:editing-cycles>13</meta:editing-cycles>
    <meta:document-statistic meta:table-count="1" meta:cell-count="30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B1:Sheet1.F2" svg:x="0.32cm" svg:y="0.18cm" svg:width="12.614cm" svg:height="8.64cm">
          <chartooo:coordinate-region svg:x="0.756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F2" chart:class="chart:scatter">
            <chart:domain table:cell-range-address="Sheet1.B1:Sheet1.F1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:Sheet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8.54">
                <text:p>8.54</text:p>
                <draw:g>
                  <svg:desc>Sheet1.B2:Sheet1.F2</svg:desc>
                </draw:g>
              </table:table-cell>
              <table:table-cell office:value-type="float" office:value="4.26">
                <text:p>4.26</text:p>
              </table:table-cell>
              <table:table-cell office:value-type="float" office:value="2.946">
                <text:p>2.946</text:p>
              </table:table-cell>
              <table:table-cell office:value-type="float" office:value="2.15">
                <text:p>2.15</text:p>
              </table:table-cell>
              <table:table-cell office:value-type="float" office:value="1.155">
                <text:p>1.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B4:Sheet1.F5" svg:x="0.32cm" svg:y="0.18cm" svg:width="12.614cm" svg:height="8.64cm">
          <chartooo:coordinate-region svg:x="0.756cm" svg:y="0.379cm" svg:width="11.99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F5" chart:class="chart:scatter">
            <chart:domain table:cell-range-address="Sheet1.B4:Sheet1.F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F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Строка 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5:Sheet1.F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89885">
                <text:p>2.89885</text:p>
              </table:table-cell>
              <table:table-cell office:value-type="float" office:value="3.97">
                <text:p>3.97</text:p>
              </table:table-cell>
              <table:table-cell office:value-type="float" office:value="7.39">
                <text:p>7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Sheet1.B7:Sheet1.F8" svg:x="0.32cm" svg:y="0.18cm" svg:width="12.614cm" svg:height="8.64cm">
          <chartooo:coordinate-region svg:x="1.047cm" svg:y="0.38cm" svg:width="11.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F8" chart:class="chart:scatter">
            <chart:domain table:cell-range-address="Sheet1.B7:Sheet1.F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7:Sheet1.F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Строка 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8:Sheet1.F8</svg:desc>
                </draw:g>
              </table:table-cell>
              <table:table-cell office:value-type="float" office:value="0.91">
                <text:p>0.91</text:p>
              </table:table-cell>
              <table:table-cell office:value-type="float" office:value="0.72">
                <text:p>0.72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 LibreOffice_project/057fc023c990d676a43019934386b85b21a9ee99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